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>
      <style:paragraph-properties fo:text-align="center"/>
      <style:text-properties style:text-line-through-style="none" style:font-name="Arial" fo:font-size="12pt" fo:font-style="normal" style:text-underline-style="none" fo:font-weight="normal"/>
    </style:style>
    <style:style style:name="gr1" style:family="graphic">
      <style:graphic-properties style:wrap="run-through" style:number-wrapped-paragraphs="no-limit" style:vertical-pos="from-top" style:vertical-rel="page" style:horizontal-pos="from-left" style:horizontal-rel="paragraph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button form:name="Push Button 1" form:control-implementation="ooo:com.sun.star.form.component.CommandButton" xml:id="control1" form:id="control1" form:label="Push Button" form:button-type="url" office:target-frame="" xlink:href="../test3.odt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0" draw:style-name="gr1" draw:text-style-name="P1" svg:width="2.1406in" svg:height="0.9378in" svg:x="1.5339in" svg:y="0.9862in" draw:control="control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3T17:50:26.798692208</meta:creation-date>
    <dc:date>2013-12-03T17:53:29.730749844</dc:date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1.3.2$Linux_X86_64 LibreOffice_project/410m0$Build-2</meta:generator>
  </office:meta>
</office:document-meta>
</file>